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end" style:justify-single-word="false"/>
      <style:text-properties officeooo:rsid="004defd3" officeooo:paragraph-rsid="003fd0e9"/>
    </style:style>
    <style:style style:name="P6" style:family="paragraph" style:parent-style-name="Text_20_body">
      <style:text-properties officeooo:rsid="004defd3" officeooo:paragraph-rsid="003fd0e9"/>
    </style:style>
    <style:style style:name="P7" style:family="paragraph" style:parent-style-name="Text_20_body">
      <style:paragraph-properties fo:text-align="justify" style:justify-single-word="false"/>
      <style:text-properties officeooo:rsid="003fd0e9" officeooo:paragraph-rsid="003fd0e9"/>
    </style:style>
    <style:style style:name="P8" style:family="paragraph" style:parent-style-name="Text_20_body">
      <style:paragraph-properties fo:text-align="justify" style:justify-single-word="false"/>
      <style:text-properties officeooo:rsid="00401d1e" officeooo:paragraph-rsid="00401d1e"/>
    </style:style>
    <style:style style:name="P9" style:family="paragraph" style:parent-style-name="Text_20_body">
      <style:paragraph-properties fo:text-align="justify" style:justify-single-word="false"/>
      <style:text-properties officeooo:rsid="00437a20" officeooo:paragraph-rsid="00437a20"/>
    </style:style>
    <style:style style:name="P10" style:family="paragraph" style:parent-style-name="Text_20_body">
      <style:paragraph-properties fo:text-align="justify" style:justify-single-word="false"/>
      <style:text-properties officeooo:rsid="004840b1" officeooo:paragraph-rsid="004840b1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e3a67" officeooo:paragraph-rsid="003fd0e9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fd0e9" officeooo:paragraph-rsid="003fd0e9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401d1e" officeooo:paragraph-rsid="00401d1e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437a20" officeooo:paragraph-rsid="00437a20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58b27" officeooo:paragraph-rsid="00458b27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482ffa" officeooo:paragraph-rsid="00482ffa" style:font-style-asian="normal" style:font-style-complex="normal"/>
    </style:style>
    <style:style style:name="P17" style:family="paragraph" style:parent-style-name="Heading_20_1" style:list-style-name="">
      <style:text-properties officeooo:paragraph-rsid="003fd0e9"/>
    </style:style>
    <style:style style:name="P18" style:family="paragraph" style:parent-style-name="Heading_20_1">
      <style:paragraph-properties fo:break-before="page"/>
      <style:text-properties officeooo:paragraph-rsid="003fd0e9"/>
    </style:style>
    <style:style style:name="P19" style:family="paragraph" style:parent-style-name="Heading_20_1">
      <style:paragraph-properties fo:break-before="page"/>
      <style:text-properties officeooo:rsid="004d1f1e" officeooo:paragraph-rsid="004d1f1e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4b9946" officeooo:paragraph-rsid="004b9946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3a67" style:font-style-asian="normal" style:font-style-complex="normal"/>
    </style:style>
    <style:style style:name="T3" style:family="text">
      <style:text-properties fo:font-style="normal" officeooo:rsid="00413ec8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458_2887478486" text:style-name="Index_20_Link" text:visited-style-name="Index_20_Link">História da salvação de Israel<text:tab/>2</text:a></text:p>
        </text:index-body>
      </text:table-of-content>
      <text:h text:style-name="P17" text:outline-level="1"/>
      <text:list xml:id="list1093380941" text:style-name="Outline">
        <text:list-item>
          <text:h text:style-name="P18" text:outline-level="1"><text:bookmark-start text:name="__RefHeading___Toc458_2887478486"/>História da salvação de Israel<text:bookmark-end text:name="__RefHeading___Toc458_2887478486"/></text:h>
        </text:list-item>
      </text:list>
      <text:p text:style-name="P5">História das origens, Patriarcado, salvação, deuteronomistas e profetismo.</text:p>
      <text:p text:style-name="P6"/>
      <text:p text:style-name="P6">Revelação relacional em abraão.</text:p>
      <text:p text:style-name="P11"/>
      <text:p text:style-name="P7"><text:span text:style-name="T2">H</text:span><text:span text:style-name="T1">istória da salvação Êxodo 3</text:span></text:p>
      <text:p text:style-name="P12">→ Revelação, Aliança, Promessa, Eleiçção, Libertação / Salvação</text:p>
      <text:p text:style-name="P12">Uma revelação ampla. Não mais um Deus dos pais. Pela primeira vez chamado de Javé/Iavé.</text:p>
      <text:p text:style-name="P12"/>
      <text:p text:style-name="P12">Uma revelação em Abraão que não para numa figura, mas continua sem fim.</text:p>
      <text:p text:style-name="P12"/>
      <text:p text:style-name="P13">A história da relação e revelação de Deus com Seu povo. A história da libertação do seu povo. Implantação de uma cultura e o curar de uma outra.</text:p>
      <text:p text:style-name="P13"><text:tab/>Não apenas um libertador físico, mas, também libertação emocional(alma) e espiritual(Relacional).</text:p>
      <text:p text:style-name="P13"/>
      <text:p text:style-name="P8"><text:span text:style-name="T1">Eu sei quem é Deus, mas se eu não sei quem sou eu “babou”. <text:s/>Moisés o ídolo. Na ausência dele o povo precisava de algo para suprir suas necessidades </text:span><text:span text:style-name="T3">emocionais e espirituais</text:span><text:span text:style-name="T1">.</text:span></text:p>
      <text:p text:style-name="P13"/>
      <text:p text:style-name="P14">Um Deus que não era conhecido mais apenas por ouvir falar, por ações de Deus, mas por relacionamento.</text:p>
      <text:p text:style-name="P14"/>
      <text:p text:style-name="P14">Deus e seu povo. Deus fala com seu povo</text:p>
      <text:p text:style-name="P14"><text:soft-page-break/>O que acontece quando chegamos no final da história da salvação de Israel? O assentamento. O último capítulo da história da salvação. A promessa não morre com a terra.</text:p>
      <text:p text:style-name="P9"/>
      <text:p text:style-name="P14">Por que alguém tá sempre querendo criar uma nova visão?</text:p>
      <text:p text:style-name="P14">Não é sobre levar a bandeira pra lá e pra cá, mas, viver.</text:p>
      <text:p text:style-name="P14"/>
      <text:p text:style-name="P14">A lei como um semáforo. Não precisa tá escrito lá no semáforo dizendo que vamos ser multados que não podemos ultrapassar quando está vermelho e tals. Mas, agora <text:s/>não precisa mais da lei escrita ali, mas sim devemos apenas viver.</text:p>
      <text:p text:style-name="P14"/>
      <text:p text:style-name="P15">Sedentarismo leva à uma vida prática.</text:p>
      <text:p text:style-name="P15">Religião e Evangelho: Sociológicamente, religião: Vida em “sedentarismo”</text:p>
      <text:p text:style-name="P15">O que é sedentarismo: Estou na terra que Deus me deu. Há um cuidado de Deus e povo. Agora eu entendo de uma forma natural, sem a necessidade de estar escrito. Uma questão alma. Eu sei que ele se revelou à mim, me elegeu, estabeleceu uma aliança, e me deu um direito de ser eu memo. Agora eu tenho um nome e uma identidade. </text:p>
      <text:p text:style-name="P15"/>
      <text:p text:style-name="P16">Transgressão é por que você está apaixonado por um pecado. Mas, quando você se habitua, não é mais uma paixão, mas, amor.</text:p>
      <text:p text:style-name="P16"/>
      <text:p text:style-name="P10"><text:span text:style-name="T1">Proposta teologica é: </text:span><text:span text:style-name="T4">viver</text:span></text:p>
      <text:p text:style-name="P20"/>
      <text:list xml:id="list204139728747175" text:continue-numbering="true" text:style-name="Outline">
        <text:list-item>
          <text:h text:style-name="P19" text:outline-level="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8:46:39.216230879</meta:creation-date>
    <dc:title>CTM</dc:title>
    <meta:editing-duration>PT51M46S</meta:editing-duration>
    <meta:editing-cycles>11</meta:editing-cycles>
    <meta:generator>LibreOffice/6.4.7.2$Linux_X86_64 LibreOffice_project/40$Build-2</meta:generator>
    <dc:date>2021-10-13T20:41:37.909788467</dc:date>
    <meta:document-statistic meta:table-count="0" meta:image-count="5" meta:object-count="0" meta:page-count="4" meta:paragraph-count="26" meta:word-count="364" meta:character-count="2078" meta:non-whitespace-character-count="1736"/>
    <meta:template xlink:type="simple" xlink:actuate="onRequest" xlink:title="CTM" xlink:href="../../../../../Templates/CTM.ott" meta:date="2021-10-13T18:46:36.868532449"/>
  </office:meta>
</office:document-meta>
</file>